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eeeee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text-position="-33% 58%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svg:stroke-width="0.03cm" svg:stroke-color="#000000" draw:marker-start-width="0.397cm" draw:marker-end-width="0.397cm" draw:fill="solid" draw:fill-color="#eeeeee" draw:textarea-horizontal-align="justify" draw:textarea-vertical-align="middle" draw:auto-grow-height="false" fo:min-height="4.711cm" fo:min-width="3.67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705cm" svg:height="4.74cm" svg:x="5.741cm" svg:y="0.404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2" svg:x1="5.741cm" svg:y1="1.45cm" svg:x2="9.445cm" svg:y2="1.792cm"><text:p/></draw:line><draw:line text:anchor-type="paragraph" draw:z-index="2" draw:name="Shape3" draw:style-name="gr2" draw:text-style-name="P2" svg:x1="5.741cm" svg:y1="2.155cm" svg:x2="9.445cm" svg:y2="1.792cm"><text:p/></draw:line><draw:line text:anchor-type="paragraph" draw:z-index="3" draw:name="Shape2" draw:style-name="gr2" draw:text-style-name="P2" svg:x1="5.741cm" svg:y1="2.155cm" svg:x2="9.445cm" svg:y2="2.497cm"><text:p/></draw:line><draw:line text:anchor-type="paragraph" draw:z-index="4" draw:name="Shape3" draw:style-name="gr2" draw:text-style-name="P2" svg:x1="5.741cm" svg:y1="2.861cm" svg:x2="9.445cm" svg:y2="2.498cm"><text:p/></draw:line><draw:line text:anchor-type="paragraph" draw:z-index="5" draw:name="Shape2" draw:style-name="gr2" draw:text-style-name="P2" svg:x1="5.741cm" svg:y1="2.861cm" svg:x2="9.445cm" svg:y2="3.203cm"><text:p/></draw:line><draw:line text:anchor-type="paragraph" draw:z-index="6" draw:name="Shape3" draw:style-name="gr2" draw:text-style-name="P2" svg:x1="5.741cm" svg:y1="3.566cm" svg:x2="9.445cm" svg:y2="3.203cm"><text:p/></draw:line><draw:line text:anchor-type="paragraph" draw:z-index="7" draw:name="Shape2" draw:style-name="gr2" draw:text-style-name="P2" svg:x1="5.741cm" svg:y1="3.567cm" svg:x2="9.445cm" svg:y2="3.909cm"><text:p/></draw:line><draw:line text:anchor-type="paragraph" draw:z-index="8" draw:name="Shape3" draw:style-name="gr2" draw:text-style-name="P2" svg:x1="5.741cm" svg:y1="4.272cm" svg:x2="9.445cm" svg:y2="3.909cm"><text:p/></draw:line><draw:line text:anchor-type="paragraph" draw:z-index="9" draw:name="Shape4" draw:style-name="gr2" draw:text-style-name="P2" svg:x1="9.446cm" svg:y1="1.793cm" svg:x2="10.623cm" svg:y2="1.251cm"><text:p/></draw:line><draw:line text:anchor-type="paragraph" draw:z-index="10" draw:name="Shape4" draw:style-name="gr2" draw:text-style-name="P2" svg:x1="9.446cm" svg:y1="2.498cm" svg:x2="10.623cm" svg:y2="1.956cm"><text:p/></draw:line><draw:line text:anchor-type="paragraph" draw:z-index="11" draw:name="Shape4" draw:style-name="gr2" draw:text-style-name="P2" svg:x1="9.446cm" svg:y1="3.204cm" svg:x2="10.623cm" svg:y2="2.662cm"><text:p/></draw:line><draw:line text:anchor-type="paragraph" draw:z-index="12" draw:name="Shape4" draw:style-name="gr2" draw:text-style-name="P2" svg:x1="9.446cm" svg:y1="3.909cm" svg:x2="10.623cm" svg:y2="3.367cm"><text:p/></draw:line><draw:line text:anchor-type="paragraph" draw:z-index="13" draw:name="Shape4" draw:style-name="gr2" draw:text-style-name="P2" svg:x1="4.519cm" svg:y1="1.45cm" svg:x2="5.741cm" svg:y2="2.131cm"><text:p/></draw:line><draw:line text:anchor-type="paragraph" draw:z-index="14" draw:name="Shape4" draw:style-name="gr2" draw:text-style-name="P2" svg:x1="4.519cm" svg:y1="1.45cm" svg:x2="5.741cm" svg:y2="2.131cm"><text:p/></draw:line><draw:line text:anchor-type="paragraph" draw:z-index="15" draw:name="Shape4" draw:style-name="gr2" draw:text-style-name="P2" svg:x1="4.519cm" svg:y1="0.769cm" svg:x2="5.741cm" svg:y2="1.45cm"><text:p/></draw:line><draw:line text:anchor-type="paragraph" draw:z-index="16" draw:name="Shape4" draw:style-name="gr2" draw:text-style-name="P2" svg:x1="4.519cm" svg:y1="2.18cm" svg:x2="5.741cm" svg:y2="2.861cm"><text:p/></draw:line><draw:line text:anchor-type="paragraph" draw:z-index="17" draw:name="Shape4" draw:style-name="gr2" draw:text-style-name="P2" svg:x1="4.519cm" svg:y1="2.886cm" svg:x2="5.741cm" svg:y2="3.567cm"><text:p/></draw:line><draw:line text:anchor-type="paragraph" draw:z-index="18" draw:name="Shape4" draw:style-name="gr2" draw:text-style-name="P2" svg:x1="4.519cm" svg:y1="3.591cm" svg:x2="5.741cm" svg:y2="4.272cm"><text:p/></draw:line><draw:line text:anchor-type="paragraph" draw:z-index="19" draw:name="Shape4" draw:style-name="gr2" draw:text-style-name="P2" svg:x1="4.637cm" svg:y1="4.978cm" svg:x2="5.741cm" svg:y2="4.272cm"><text:p/></draw:line><draw:line text:anchor-type="paragraph" draw:z-index="20" draw:name="Shape5" draw:style-name="gr3" draw:text-style-name="P2" svg:x1="4.766cm" svg:y1="2.143cm" svg:x2="6.907cm" svg:y2="2.131cm"><text:p/></draw:line><draw:line text:anchor-type="paragraph" draw:z-index="21" draw:name="Shape5" draw:style-name="gr3" draw:text-style-name="P2" svg:x1="4.72cm" svg:y1="2.861cm" svg:x2="6.861cm" svg:y2="2.849cm"><text:p/></draw:line><draw:line text:anchor-type="paragraph" draw:z-index="22" draw:name="Shape5" draw:style-name="gr3" draw:text-style-name="P2" svg:x1="4.838cm" svg:y1="3.566cm" svg:x2="6.979cm" svg:y2="3.554cm"><text:p/></draw:line><draw:line text:anchor-type="paragraph" draw:z-index="23" draw:name="Shape5" draw:style-name="gr3" draw:text-style-name="P2" svg:x1="4.851cm" svg:y1="4.272cm" svg:x2="6.992cm" svg:y2="4.26cm"><text:p/></draw:line><draw:line text:anchor-type="paragraph" draw:z-index="24" draw:name="Shape5" draw:style-name="gr3" draw:text-style-name="P2" svg:x1="8.283cm" svg:y1="3.921cm" svg:x2="10.424cm" svg:y2="3.909cm"><text:p/></draw:line><draw:line text:anchor-type="paragraph" draw:z-index="25" draw:name="Shape5" draw:style-name="gr3" draw:text-style-name="P2" svg:x1="8.273cm" svg:y1="3.215cm" svg:x2="10.414cm" svg:y2="3.203cm"><text:p/></draw:line><draw:line text:anchor-type="paragraph" draw:z-index="26" draw:name="Shape5" draw:style-name="gr3" draw:text-style-name="P2" svg:x1="8.273cm" svg:y1="2.51cm" svg:x2="10.414cm" svg:y2="2.498cm"><text:p/></draw:line><draw:line text:anchor-type="paragraph" draw:z-index="27" draw:name="Shape5" draw:style-name="gr3" draw:text-style-name="P2" svg:x1="8.285cm" svg:y1="1.804cm" svg:x2="10.426cm" svg:y2="1.792cm"><text:p/></draw:line><draw:line text:anchor-type="paragraph" draw:z-index="28" draw:name="Shape6" draw:style-name="gr2" draw:text-style-name="P2" svg:x1="9.843cm" svg:y1="3.59cm" svg:x2="10.051cm" svg:y2="3.615cm"><text:p/></draw:line><draw:line text:anchor-type="paragraph" draw:z-index="29" draw:name="Shape6" draw:style-name="gr2" draw:text-style-name="P2" svg:x1="4.979cm" svg:y1="4.588cm" svg:x2="5.196cm" svg:y2="4.606cm"><text:p/></draw:line><draw:line text:anchor-type="paragraph" draw:z-index="30" draw:name="Shape6" draw:style-name="gr2" draw:text-style-name="P2" svg:x1="9.885cm" svg:y1="2.882cm" svg:x2="10.109cm" svg:y2="2.887cm"><text:p/></draw:line><draw:line text:anchor-type="paragraph" draw:z-index="31" draw:name="Shape6" draw:style-name="gr2" draw:text-style-name="P2" svg:x1="9.878cm" svg:y1="2.18cm" svg:x2="10.102cm" svg:y2="2.185cm"><text:p/></draw:line><draw:line text:anchor-type="paragraph" draw:z-index="32" draw:name="Shape6" draw:style-name="gr2" draw:text-style-name="P2" svg:x1="9.927cm" svg:y1="1.443cm" svg:x2="10.151cm" svg:y2="1.448cm"><text:p/></draw:line><draw:line text:anchor-type="paragraph" draw:z-index="33" draw:name="Shape6" draw:style-name="gr2" draw:text-style-name="P2" svg:x1="7.257cm" svg:y1="4.016cm" svg:x2="7.477cm" svg:y2="4.085cm"><text:p/></draw:line><draw:line text:anchor-type="paragraph" draw:z-index="34" draw:name="Shape6" draw:style-name="gr2" draw:text-style-name="P2" svg:x1="7.168cm" svg:y1="3.337cm" svg:x2="7.388cm" svg:y2="3.406cm"><text:p/></draw:line><draw:line text:anchor-type="paragraph" draw:z-index="35" draw:name="Shape6" draw:style-name="gr2" draw:text-style-name="P2" svg:x1="7.131cm" svg:y1="2.614cm" svg:x2="7.351cm" svg:y2="2.683cm"><text:p/></draw:line><draw:line text:anchor-type="paragraph" draw:z-index="36" draw:name="Shape6" draw:style-name="gr2" draw:text-style-name="P2" svg:x1="7.105cm" svg:y1="1.914cm" svg:x2="7.325cm" svg:y2="1.983cm"><text:p/></draw:line><draw:line text:anchor-type="paragraph" draw:z-index="37" draw:name="Shape6" draw:style-name="gr2" draw:text-style-name="P2" svg:x1="7.186cm" svg:y1="3.519cm" svg:x2="7.389cm" svg:y2="3.406cm"><text:p/></draw:line><draw:line text:anchor-type="paragraph" draw:z-index="38" draw:name="Shape6" draw:style-name="gr2" draw:text-style-name="P2" svg:x1="7.119cm" svg:y1="2.122cm" svg:x2="7.322cm" svg:y2="2.009cm"><text:p/></draw:line><draw:line text:anchor-type="paragraph" draw:z-index="39" draw:name="Shape6" draw:style-name="gr2" draw:text-style-name="P2" svg:x1="7.271cm" svg:y1="4.218cm" svg:x2="7.474cm" svg:y2="4.105cm"><text:p/></draw:line><draw:line text:anchor-type="paragraph" draw:z-index="40" draw:name="Shape6" draw:style-name="gr2" draw:text-style-name="P2" svg:x1="7.144cm" svg:y1="2.821cm" svg:x2="7.347cm" svg:y2="2.708cm"><text:p/></draw:line><draw:line text:anchor-type="paragraph" draw:z-index="41" draw:name="Shape6" draw:style-name="gr2" draw:text-style-name="P2" svg:x1="9.948cm" svg:y1="3.812cm" svg:x2="10.079cm" svg:y2="3.632cm"><text:p/></draw:line><draw:line text:anchor-type="paragraph" draw:z-index="42" draw:name="Shape6" draw:style-name="gr2" draw:text-style-name="P2" svg:x1="9.977cm" svg:y1="3.089cm" svg:x2="10.108cm" svg:y2="2.909cm"><text:p/></draw:line><draw:line text:anchor-type="paragraph" draw:z-index="43" draw:name="Shape6" draw:style-name="gr2" draw:text-style-name="P2" svg:x1="9.971cm" svg:y1="2.365cm" svg:x2="10.102cm" svg:y2="2.185cm"><text:p/></draw:line><draw:line text:anchor-type="paragraph" draw:z-index="44" draw:name="Shape6" draw:style-name="gr2" draw:text-style-name="P2" svg:x1="10.031cm" svg:y1="1.649cm" svg:x2="10.162cm" svg:y2="1.469cm"><text:p/></draw:line><draw:line text:anchor-type="paragraph" draw:z-index="45" draw:name="Shape6" draw:style-name="gr2" draw:text-style-name="P2" svg:x1="5.085cm" svg:y1="4.803cm" svg:x2="5.216cm" svg:y2="4.623cm"><text:p/></draw:line><draw:line text:anchor-type="paragraph" draw:z-index="46" draw:name="Shape6" draw:style-name="gr2" draw:text-style-name="P2" svg:x1="7.084cm" svg:y1="1.596cm" svg:x2="7.304cm" svg:y2="1.665cm"><text:p/></draw:line><draw:line text:anchor-type="paragraph" draw:z-index="47" draw:name="Shape6" draw:style-name="gr2" draw:text-style-name="P2" svg:x1="7.084cm" svg:y1="1.579cm" svg:x2="7.287cm" svg:y2="1.466cm"><text:p/></draw:line><draw:line text:anchor-type="paragraph" draw:z-index="48" draw:name="Shape6" draw:style-name="gr2" draw:text-style-name="P2" svg:x1="7.588cm" svg:y1="3.015cm" svg:x2="7.791cm" svg:y2="2.944cm"><text:p/></draw:line><draw:line text:anchor-type="paragraph" draw:z-index="49" draw:name="Shape6" draw:style-name="gr2" draw:text-style-name="P2" svg:x1="7.648cm" svg:y1="3.728cm" svg:x2="7.824cm" svg:y2="3.664cm"><text:p/></draw:line><draw:line text:anchor-type="paragraph" draw:z-index="50" draw:name="Shape6" draw:style-name="gr2" draw:text-style-name="P2" svg:x1="7.586cm" svg:y1="3.044cm" svg:x2="7.799cm" svg:y2="3.137cm"><text:p/></draw:line><draw:line text:anchor-type="paragraph" draw:z-index="51" draw:name="Shape6" draw:style-name="gr2" draw:text-style-name="P2" svg:x1="7.65cm" svg:y1="3.761cm" svg:x2="7.825cm" svg:y2="3.847cm"><text:p/></draw:line><draw:line text:anchor-type="paragraph" draw:z-index="52" draw:name="Shape6" draw:style-name="gr2" draw:text-style-name="P2" svg:x1="5.08cm" svg:y1="1.064cm" svg:x2="5.285cm" svg:y2="1.085cm"><text:p/></draw:line><draw:line text:anchor-type="paragraph" draw:z-index="53" draw:name="Shape6" draw:style-name="gr2" draw:text-style-name="P2" svg:x1="5.073cm" svg:y1="1.092cm" svg:x2="5.186cm" svg:y2="1.265cm"><text:p/></draw:line><draw:line text:anchor-type="paragraph" draw:z-index="54" draw:name="Shape6" draw:style-name="gr2" draw:text-style-name="P2" svg:x1="4.967cm" svg:y1="1.688cm" svg:x2="5.172cm" svg:y2="1.709cm"><text:p/></draw:line><draw:line text:anchor-type="paragraph" draw:z-index="55" draw:name="Shape6" draw:style-name="gr2" draw:text-style-name="P2" svg:x1="5.062cm" svg:y1="2.475cm" svg:x2="5.267cm" svg:y2="2.496cm"><text:p/></draw:line><draw:line text:anchor-type="paragraph" draw:z-index="56" draw:name="Shape6" draw:style-name="gr2" draw:text-style-name="P2" svg:x1="5.002cm" svg:y1="3.152cm" svg:x2="5.207cm" svg:y2="3.173cm"><text:p/></draw:line><draw:line text:anchor-type="paragraph" draw:z-index="57" draw:name="Shape6" draw:style-name="gr2" draw:text-style-name="P2" svg:x1="5.091cm" svg:y1="3.914cm" svg:x2="5.296cm" svg:y2="3.935cm"><text:p/></draw:line><draw:line text:anchor-type="paragraph" draw:z-index="58" draw:name="Shape6" draw:style-name="gr2" draw:text-style-name="P2" svg:x1="4.967cm" svg:y1="1.688cm" svg:x2="5.08cm" svg:y2="1.861cm"><text:p/></draw:line><draw:line text:anchor-type="paragraph" draw:z-index="59" draw:name="Shape6" draw:style-name="gr2" draw:text-style-name="P2" svg:x1="5.062cm" svg:y1="2.496cm" svg:x2="5.175cm" svg:y2="2.669cm"><text:p/></draw:line><draw:line text:anchor-type="paragraph" draw:z-index="60" draw:name="Shape6" draw:style-name="gr2" draw:text-style-name="P2" svg:x1="5.002cm" svg:y1="3.152cm" svg:x2="5.115cm" svg:y2="3.325cm"><text:p/></draw:line><draw:line text:anchor-type="paragraph" draw:z-index="61" draw:name="Shape6" draw:style-name="gr2" draw:text-style-name="P2" svg:x1="5.112cm" svg:y1="3.914cm" svg:x2="5.225cm" svg:y2="4.087cm"><text:p/></draw:line><draw:frame text:anchor-type="paragraph" draw:z-index="62" draw:name="Shape7" draw:style-name="gr4" draw:text-style-name="P3" svg:width="2.107cm" svg:height="0.408cm" svg:x="6.553cm" svg:y="0.441cm"><draw:text-box><text:p><text:span text:style-name="T1">lame en verre</text:span></text:p></draw:text-box></draw:frame><draw:frame text:anchor-type="paragraph" draw:z-index="63" draw:name="Shape7" draw:style-name="gr5" draw:text-style-name="P4" svg:width="0.405cm" svg:height="0.491cm" svg:x="4.156cm" svg:y="4.718cm"><draw:text-box><text:p><text:span text:style-name="T2">I</text:span><text:span text:style-name="T3">0</text:span></text:p></draw:text-box></draw:frame><draw:frame text:anchor-type="paragraph" draw:z-index="64" draw:name="Shape7" draw:style-name="gr6" draw:text-style-name="P4" svg:width="0.459cm" svg:height="0.541cm" svg:x="4.004cm" svg:y="3.327cm"><draw:text-box><text:p><text:span text:style-name="T2">I</text:span><text:span text:style-name="T3">R1</text:span></text:p></draw:text-box></draw:frame><draw:frame text:anchor-type="paragraph" draw:z-index="65" draw:name="Shape7" draw:style-name="gr6" draw:text-style-name="P4" svg:width="0.459cm" svg:height="0.541cm" svg:x="3.967cm" svg:y="2.618cm"><draw:text-box><text:p><text:span text:style-name="T4">I</text:span><text:span text:style-name="T3">R2</text:span></text:p></draw:text-box></draw:frame><draw:frame text:anchor-type="paragraph" draw:z-index="66" draw:name="Shape7" draw:style-name="gr6" draw:text-style-name="P4" svg:width="0.459cm" svg:height="0.541cm" svg:x="3.988cm" svg:y="1.889cm"><draw:text-box><text:p><text:span text:style-name="T4">I</text:span><text:span text:style-name="T3">R3</text:span></text:p></draw:text-box></draw:frame><draw:frame text:anchor-type="paragraph" draw:z-index="67" draw:name="Shape7" draw:style-name="gr6" draw:text-style-name="P4" svg:width="0.459cm" svg:height="0.541cm" svg:x="10.747cm" svg:y="3.101cm"><draw:text-box><text:p><text:span text:style-name="T2">I</text:span><text:span text:style-name="T3">T1</text:span></text:p></draw:text-box></draw:frame><draw:frame text:anchor-type="paragraph" draw:z-index="68" draw:name="Shape7" draw:style-name="gr6" draw:text-style-name="P4" svg:width="0.459cm" svg:height="0.541cm" svg:x="10.724cm" svg:y="2.376cm"><draw:text-box><text:p><text:span text:style-name="T2">I</text:span><text:span text:style-name="T3">T2</text:span></text:p></draw:text-box></draw:frame><draw:frame text:anchor-type="paragraph" draw:z-index="69" draw:name="Shape7" draw:style-name="gr6" draw:text-style-name="P4" svg:width="0.459cm" svg:height="0.541cm" svg:x="10.71cm" svg:y="1.672cm"><draw:text-box><text:p><text:span text:style-name="T2">I</text:span><text:span text:style-name="T3">T3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6:51:57.980044134</meta:creation-date>
    <dc:date>2020-11-11T13:05:56.246155304</dc:date>
    <meta:editing-duration>PT11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